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0948FA00E499AE21E8B.png" manifest:media-type="image/png"/>
  <manifest:file-entry manifest:full-path="Pictures/100002010000012C000000A89698828C4EA4BF6A.png" manifest:media-type="image/png"/>
  <manifest:file-entry manifest:full-path="Pictures/100002010000010D0000004E58C83BF4404E3BA2.png" manifest:media-type="image/png"/>
  <manifest:file-entry manifest:full-path="Pictures/100002010000012500000086C0224977B854D66D.png" manifest:media-type="image/png"/>
  <manifest:file-entry manifest:full-path="Pictures/1000020100000118000001186E3528C3FBC08D10.png" manifest:media-type="image/png"/>
  <manifest:file-entry manifest:full-path="Pictures/10000201000000B9000000541F6C190645562203.png" manifest:media-type="image/png"/>
  <manifest:file-entry manifest:full-path="Pictures/10000201000002A2000000C4C95D58960F1B4558.png" manifest:media-type="image/png"/>
  <manifest:file-entry manifest:full-path="Pictures/10000201000000320000002E29F60FA0ADED73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margin-left="0cm" fo:margin-right="0cm" fo:margin-top="1.058cm" fo:margin-bottom="0.42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9ee0" style:text-line-through-style="none" style:text-line-through-type="none" style:text-position="0% 100%" style:font-name="Open Sans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8.385cm" presentation:class="subtitle" presentation:user-transformed="true">
          <draw:text-box>
            <text:p text:style-name="P1"><text:span text:style-name="T1">Gruppe HSAMR1:</text:span></text:p>
            <text:p text:style-name="P1"><text:span text:style-name="T1"/></text:p>
            <text:p text:style-name="P1"><text:span text:style-name="T1">Max Kirchner (Guidance)</text:span></text:p>
            <text:p text:style-name="P1"><text:span text:style-name="T1">Konstantin Kuhl (Navigation)</text:span></text:p>
            <text:p text:style-name="P1"><text:span text:style-name="T1">Sebastian Schwabe (Perception)</text:span></text:p>
            <text:p text:style-name="P1"><text:span text:style-name="T1">Konstantin Wrede (Control)</text:span></text:p>
            <text:p text:style-name="P1"><text:span text:style-name="T1">Sebastian Zarnack (Human Machine Interface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resden, den 05.11.2019</text:span></text:p>
          </draw:text-box>
        </draw:frame>
        <draw:frame draw:name="Titel 4" presentation:style-name="pr2" draw:text-style-name="P4" draw:layer="layout" svg:width="28.996cm" svg:height="2.699cm" svg:x="2.43cm" svg:y="4.523cm" presentation:class="title" presentation:user-transformed="true">
          <draw:text-box>
            <text:p text:style-name="P3"><text:span text:style-name="T2">Zwischenpräsentation</text:span><text:span text:style-name="T2"><text:line-break/></text:span><text:span text:style-name="T3">Hauptseminar AMR WS19/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>
        <office:forms form:automatic-focus="false" form:apply-design-mode="false"/>
        <draw:frame draw:name="Titel 2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Inhalte</text:span><text:span text:style-name="T4"><text:line-break/></text:span><text:span text:style-name="T5">der Zwischenpräsentation</text:span></text:p>
          </draw:text-box>
        </draw:frame>
        <draw:frame draw:name="Inhaltsplatzhalter 1" presentation:style-name="pr5" draw:text-style-name="P8" draw:layer="layout" svg:width="29.39cm" svg:height="12.068cm" svg:x="2.43cm" svg:y="4.823cm" presentation:class="outline" presentation:user-transformed="true">
          <draw:text-box>
            <text:p text:style-name="P7"><text:span text:style-name="T6">1 Aufbau Roboters</text:span></text:p>
            <text:p text:style-name="P7"><text:span text:style-name="T6">2 Konzept des Zeitplans</text:span></text:p>
            <text:p text:style-name="P7"><text:span text:style-name="T6">3 Bericht Perception</text:span></text:p>
            <text:p text:style-name="P7"><text:span text:style-name="T6">4 Bericht Navigation</text:span></text:p>
            <text:p text:style-name="P7"><text:span text:style-name="T6">5 Bericht Guidance</text:span></text:p>
            <text:p text:style-name="P7"><text:span text:style-name="T6">6 Bericht Control</text:span></text:p>
            <text:p text:style-name="P7"><text:span text:style-name="T6">7 Bericht HMI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rrierefrei &#10;kommunizier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1 Aufbau des Roboters</text:span></text:p>
          </draw:text-box>
        </draw:frame>
        <draw:frame draw:name="Inhaltsplatzhalter 4" presentation:style-name="pr5" draw:text-style-name="P8" draw:layer="layout" svg:width="29.39cm" svg:height="12.068cm" svg:x="2.43cm" svg:y="4.123cm" presentation:class="outline" presentation:user-transformed="true">
          <draw:text-box>
            <text:p text:style-name="P9"><text:span text:style-name="T7">Folgende Aspekte sind wesentlich, um ein barrierefreies Dokument zu erstellen:</text:span></text:p>
            <text:list text:style-name="L3">
              <text:list-item>
                <text:list>
                  <text:list-item>
                    <text:p text:style-name="P10"><text:span text:style-name="T7">Inhaltsfelder im Layout nutzen (S. 14)</text:span></text:p>
                  </text:list-item>
                  <text:list-item>
                    <text:p text:style-name="P10"><text:span text:style-name="T7">Formatvorlagen für Text nutzen (S.15)</text:span></text:p>
                  </text:list-item>
                  <text:list-item>
                    <text:p text:style-name="P10"><text:span text:style-name="T7">Leerzeilen vermeiden</text:span></text:p>
                  </text:list-item>
                  <text:list-item>
                    <text:p text:style-name="P10"><text:span text:style-name="T7">Umfangreiche Anpassungen im Folienmaster vornehmen. Auf Schriftgröße und Farbkontraste achten. </text:span><text:span text:style-name="T8"><text:a xlink:href="http://www.leserlich.info/" xlink:type="simple">http://www.leserlich.info/</text:a></text:span><text:span text:style-name="T7">)</text:span></text:p>
                  </text:list-item>
                  <text:list-item>
                    <text:p text:style-name="P11"><text:span text:style-name="T7">Bilder gruppieren</text:span></text:p>
                  </text:list-item>
                  <text:list-item>
                    <text:p text:style-name="P10"><text:span text:style-name="T7">Bildbeschreibung erstellen</text:span></text:p>
                  </text:list-item>
                  <text:list-item>
                    <text:p text:style-name="P11"><text:span text:style-name="T7">Einstellungen für Sprache und Inhaltsverzeichnis beim PDF-Export berücksichtigen.</text:span><text:span text:style-name="T7"><text:line-break/></text:span><text:span text:style-name="T8"><text:a xlink:href="https://tu-dresden.de/intern/services-und-hilfe/kommunizieren-und-publizieren/cd/richtlinien-und-anleitungen" xlink:type="simple">Weitere Informationen zu diesem </text:a></text:span><text:span text:style-name="T8"><text:a xlink:href="https://tu-dresden.de/intern/services-und-hilfe/kommunizieren-und-publizieren/cd/richtlinien-und-anleitungen" xlink:type="simple">Thema</text:a></text:span><text:span text:style-name="T7"> auf den Serviceseiten der TUD</text:span></text:p>
                  </text:list-item>
                </text:list>
              </text:list-item>
            </text:list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sche Universität &#10;Dresd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Technische Universität </text:span><text:span text:style-name="T4"><text:line-break/></text:span><text:span text:style-name="T4">Dresden</text:span></text:p>
          </draw:text-box>
        </draw:frame>
        <draw:frame draw:name="Inhaltsplatzhalter 2" presentation:style-name="pr5" draw:text-style-name="P8" draw:layer="layout" svg:width="29.39cm" svg:height="12.068cm" svg:x="2.43cm" svg:y="4.123cm" presentation:class="outline" presentation:user-transformed="true">
          <draw:text-box>
            <text:p text:style-name="P7"><text:span text:style-name="T6">Die Technische Universität Dresden (TU Dresden):</text:span></text:p>
            <text:list text:style-name="L3">
              <text:list-item>
                <text:list>
                  <text:list-item>
                    <text:p text:style-name="P7"><text:span text:style-name="T7">35.000 Studierende</text:span></text:p>
                  </text:list-item>
                  <text:list-item>
                    <text:p text:style-name="P7"><text:span text:style-name="T7">122 Studiengänge</text:span></text:p>
                  </text:list-item>
                  <text:list-item>
                    <text:p text:style-name="P7"><text:span text:style-name="T7">5 Bereiche mit 18 Fakultäten: </text:span><text:span text:style-name="T7"><text:line-break/></text:span><text:span text:style-name="T7">Bau und Umwelt // Geistes- und Sozialwissenschaften // Ingenieurwissenschaften // </text:span><text:span text:style-name="T7"><text:line-break/></text:span><text:span text:style-name="T7">Mathematik und Naturwissenschaften // Medizin</text:span></text:p>
                  </text:list-item>
                  <text:list-item>
                    <text:p text:style-name="P7"><text:span text:style-name="T7">Exzellenzuniversität seit 2012</text:span></text:p>
                  </text:list-item>
                  <text:list-item>
                    <text:p text:style-name="P7"><text:span text:style-name="T7">forschungsstark, dynamisch, weltoffen, familienfreundlich</text:span></text:p>
                  </text:list-item>
                  <text:list-item>
                    <text:p text:style-name="P7"><text:span text:style-name="T7">seit 1828</text:span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text-align="start"/>
    </style:style>
    <style:style style:name="MP12" style:family="paragraph">
      <loext:graphic-properties draw:fill="solid" draw:fill-color="#ffffff" draw:opacity="60%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1cm" svg:x="24.906cm" svg:y="17.192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33.866cm" svg:height="0.475cm" svg:x="0cm" svg:y="2.849cm">
        <text:p text:style-name="MP11"><text:span text:style-name="MT1">Fakultät Elektrotechnik und Informationstechnik, Lehrstühle für AT, MST, PLT, RS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5D58960F1B4558.png" xlink:type="simple" xlink:show="embed" xlink:actuate="onLoad">
          <text:p/>
        </draw:image>
      </draw:frame>
      <draw:frame draw:style-name="Mgr8" draw:text-style-name="MP15" draw:layer="backgroundobjects" svg:width="2.078cm" svg:height="1.911cm" svg:x="9.395cm" svg:y="0.454cm">
        <draw:image xlink:href="Pictures/10000201000000320000002E29F60FA0ADED739C.png" xlink:type="simple" xlink:show="embed" xlink:actuate="onLoad">
          <text:p/>
        </draw:image>
      </draw:frame>
      <draw:frame draw:style-name="Mgr8" draw:text-style-name="MP15" draw:layer="backgroundobjects" svg:width="2.117cm" svg:height="2.117cm" svg:x="18.742cm" svg:y="0.353cm">
        <draw:image xlink:href="Pictures/1000020100000118000001186E3528C3FBC08D10.png" xlink:type="simple" xlink:show="embed" xlink:actuate="onLoad">
          <text:p/>
        </draw:image>
      </draw:frame>
      <draw:frame draw:style-name="Mgr8" draw:text-style-name="MP15" draw:layer="backgroundobjects" svg:width="3.859cm" svg:height="2.16cm" svg:x="21.987cm" svg:y="0.335cm">
        <draw:image xlink:href="Pictures/100002010000012C000000A89698828C4EA4BF6A.png" xlink:type="simple" xlink:show="embed" xlink:actuate="onLoad">
          <text:p/>
        </draw:image>
      </draw:frame>
      <draw:frame draw:style-name="Mgr8" draw:text-style-name="MP15" draw:layer="backgroundobjects" svg:width="4.814cm" svg:height="2.096cm" svg:x="12.758cm" svg:y="0.299cm">
        <draw:image xlink:href="Pictures/1000020100000154000000948FA00E499AE21E8B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Zwischenpräsentation Hauptseminar-AMR</text:span></text:p>
        <text:p text:style-name="MP5"><text:span text:style-name="MT3">Gruppe HSAMR1</text:span></text:p>
        <text:p text:style-name="MP5"><text:span text:style-name="MT3">Dresden, den 05.11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1cm" svg:x="24.906cm" svg:y="17.192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3" presentation:style-name="Mpr5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1cm" svg:x="24.906cm" svg:y="17.192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9.39cm" svg:height="3.328cm" svg:x="2.43cm" svg:y="9.409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1cm" svg:x="24.906cm" svg:y="17.192cm">
        <text:p text:style-name="MP8"><text:span text:style-name="MT3"><text:line-break/></text:span><text:span text:style-name="MT3">Folie </text:span><text:span text:style-name="MT3"><text:page-number>&lt;numb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1" presentation:style-name="Mpr12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21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2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svorlagen im CD der TU Dresden</dc:title>
    <meta:editing-cycles>2</meta:editing-cycles>
    <meta:creation-date>2019-10-27T10:46:36.715917429</meta:creation-date>
    <dc:date>2019-10-27T11:56:07.214459731</dc:date>
    <meta:editing-duration>PT6M33S</meta:editing-duration>
    <meta:generator>LibreOffice/6.0.7.3$Linux_X86_64 LibreOffice_project/00m0$Build-3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